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>
      <style:table-cell-properties fo:wrap-option="no-wrap"/>
    </style:style>
    <style:style style:name="ce2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fo:wrap-option="no-wrap"/>
    </style:style>
    <style:style style:name="ce4" style:family="table-cell" style:parent-style-name="Default">
      <style:table-cell-properties fo:wrap-option="no-wrap"/>
    </style:style>
    <style:style style:name="ce5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CPU-001" table:style-name="ta1">
        <office:forms form:automatic-focus="false" form:apply-design-mode="false"/>
        <table:table-column table:style-name="co1" table:default-cell-style-name="ce1"/>
        <table:table-column table:style-name="co1" table:visibility="collapse" table:number-columns-repeated="4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default-cell-style-name="ce4"/>
        <table:table-column table:style-name="co1" table:default-cell-style-name="ce4"/>
        <table:table-column table:style-name="co1" table:visibility="collapse" table:number-columns-repeated="2" table:default-cell-style-name="ce4"/>
        <table:table-column table:style-name="co1" table:number-columns-repeated="1006" table:default-cell-style-name="ce4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 ATSAMV71Q19B</text:p>
          </table:table-cell>
          <table:table-cell table:number-columns-repeated="1023"/>
        </table:table-row>
        <table:table-row table:style-name="ro1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>
          <table:table-cell table:style-name="ce2" office:value-type="string" calcext:value-type="string">
            <text:p>LQFP Pin</text:p>
          </table:table-cell>
          <table:table-cell table:style-name="ce5" office:value-type="string" calcext:value-type="string">
            <text:p>LFBGA/ TFBGA Ball</text:p>
          </table:table-cell>
          <table:table-cell table:style-name="ce5" office:value-type="string" calcext:value-type="string">
            <text:p>UFBGA Ball</text:p>
          </table:table-cell>
          <table:table-cell table:style-name="ce5" office:value-type="string" calcext:value-type="string">
            <text:p>Power Rail</text:p>
          </table:table-cell>
          <table:table-cell table:style-name="ce5" office:value-type="string" calcext:value-type="string">
            <text:p>I/O Type</text:p>
          </table:table-cell>
          <table:table-cell table:style-name="ce5" office:value-type="string" calcext:value-type="string">
            <text:p>Primary</text:p>
          </table:table-cell>
          <table:table-cell table:style-name="ce5"/>
          <table:table-cell table:style-name="ce5" office:value-type="string" calcext:value-type="string">
            <text:p>Alternate</text:p>
          </table:table-cell>
          <table:table-cell table:style-name="ce5"/>
          <table:table-cell table:style-name="ce5" office:value-type="string" calcext:value-type="string">
            <text:p>PIO Peripheral A</text:p>
          </table:table-cell>
          <table:table-cell table:style-name="ce5"/>
          <table:table-cell table:style-name="ce5" office:value-type="string" calcext:value-type="string">
            <text:p>PIO Peripheral B</text:p>
          </table:table-cell>
          <table:table-cell table:style-name="ce5"/>
          <table:table-cell table:style-name="ce5" office:value-type="string" calcext:value-type="string">
            <text:p>PIO Peripheral C</text:p>
          </table:table-cell>
          <table:table-cell table:style-name="ce5"/>
          <table:table-cell table:style-name="ce5" office:value-type="string" calcext:value-type="string">
            <text:p>PIO Peripheral D</text:p>
          </table:table-cell>
          <table:table-cell table:style-name="ce5"/>
          <table:table-cell table:style-name="ce5" office:value-type="string" calcext:value-type="string">
            <text:p>Reset</text:p>
            <text:p>State</text:p>
          </table:table-cell>
          <table:table-cell table:style-name="ce5" table:number-columns-repeated="2"/>
          <table:table-cell table:style-name="ce6" office:value-type="string" calcext:value-type="string" table:number-columns-spanned="4" table:number-rows-spanned="1">
            <text:p>Peripheral Assignments</text:p>
          </table:table-cell>
          <table:covered-table-cell table:number-columns-repeated="3"/>
          <table:table-cell table:style-name="ce5" table:number-columns-repeated="1000"/>
        </table:table-row>
        <table:table-row table:style-name="ro1">
          <table:table-cell table:style-name="ce2"/>
          <table:table-cell table:style-name="ce5" table:number-columns-repeated="4"/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Signal, Dir, PU, PD, HiZ, ST</text:p>
          </table:table-cell>
          <table:table-cell table:style-name="ce5" table:number-columns-repeated="2"/>
          <table:table-cell table:style-name="ce5" office:value-type="string" calcext:value-type="string">
            <text:p>CAN0</text:p>
          </table:table-cell>
          <table:table-cell table:style-name="ce5" office:value-type="string" calcext:value-type="string">
            <text:p>CAN1</text:p>
          </table:table-cell>
          <table:table-cell table:style-name="ce5" office:value-type="string" calcext:value-type="string">
            <text:p>RAM</text:p>
          </table:table-cell>
          <table:table-cell table:style-name="ce5" office:value-type="string" calcext:value-type="string">
            <text:p>SD Card</text:p>
          </table:table-cell>
          <table:table-cell table:style-name="ce5" table:number-columns-repeated="100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0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7/B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_STBY0</text:p>
          </table:table-cell>
          <table:table-cell/>
          <table:table-cell office:value-type="string" calcext:value-type="string">
            <text:p>BA1</text:p>
          </table:table-cell>
          <table:table-cell table:number-columns-repeated="1001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3"/>
          <table:table-cell office:value-type="string" calcext:value-type="string">
            <text:p>CAN_STBY1</text:p>
          </table:table-cell>
          <table:table-cell table:number-columns-repeated="1002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2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A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0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LONCOL 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3/P IODC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N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4/P IODC2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32(4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32(4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FE0_ADT RG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6/P IODC3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4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N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7/P IODC5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N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6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7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8/P IODCEN1(3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S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W S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4</text:p>
          </table:table-cell>
          <table:table-cell table:number-columns-repeated="1001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0_D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5</text:p>
          </table:table-cell>
          <table:table-cell table:number-columns-repeated="1001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QIO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1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8/WKUP9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M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9/ WKUP10(6)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6/BA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2SC1_C 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BA0</text:p>
          </table:table-cell>
          <table:table-cell table:number-columns-repeated="1001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/ PIODCEN2(8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X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FI0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DCCL K(2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R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EXTR G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CK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N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TS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P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K</text:p>
          </table:table-cell>
          <table:table-cell table:number-columns-repeated="1000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C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IO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2</text:p>
          </table:table-cell>
          <table:table-cell table:number-columns-repeated="1000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N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TR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MCD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3</text:p>
          </table:table-cell>
          <table:table-cell table:number-columns-repeated="100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SR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CDA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CDA</text:p>
          </table:table-cell>
          <table:table-cell table:number-columns-repeated="1000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2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I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CLK2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11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EXTR G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MCDA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0_D 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0</text:p>
          </table:table-cell>
          <table:table-cell table:number-columns-repeated="1000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A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CD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5"/>
          <table:table-cell office:value-type="string" calcext:value-type="string">
            <text:p>MCDA1</text:p>
          </table:table-cell>
          <table:table-cell table:number-columns-repeated="100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10/ RTCOUT0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RX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0 / RTCOUT1(7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CTS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0_NP CS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TX0</text:p>
          </table:table-cell>
          <table:table-cell table:number-columns-repeated="1003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2/ WKUP12(6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office:value-type="string" calcext:value-type="string">
            <text:p>CANRX0</text:p>
          </table:table-cell>
          <table:table-cell table:number-columns-repeated="1003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I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CL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X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O/TRA CESWO/ WKUP13(9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CK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DA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, PU</text:p>
          </table:table-cell>
          <table:table-cell table:number-columns-repeated="1006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DIO/T MS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H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WCLK/TC K(9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I,ST</text:p>
          </table:table-cell>
          <table:table-cell table:number-columns-repeated="1006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OUT(10)</text:p>
          </table:table-cell>
          <table:table-cell office:value-type="string" calcext:value-type="string">
            <text:p>O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number-columns-repeated="2" office:value-type="string" calcext:value-type="string">
            <text:p>A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XIN(10)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–</text:p>
          </table:table-cell>
          <table:table-cell office:value-type="string" calcext:value-type="string">
            <text:p>PIO, HiZ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office:value-type="string" calcext:value-type="string">
            <text:p>G12</text:p>
          </table:table-cell>
          <table:table-cell office:value-type="string" calcext:value-type="string">
            <text:p>J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ERASE(9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0(11)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9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0</text:p>
          </table:table-cell>
          <table:table-cell table:number-columns-repeated="1001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M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1</text:p>
          </table:table-cell>
          <table:table-cell table:number-columns-repeated="1001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N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2</text:p>
          </table:table-cell>
          <table:table-cell table:number-columns-repeated="1001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3</text:p>
          </table:table-cell>
          <table:table-cell table:number-columns-repeated="1001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4</text:p>
          </table:table-cell>
          <table:table-cell table:number-columns-repeated="1001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L8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5</text:p>
          </table:table-cell>
          <table:table-cell table:number-columns-repeated="1001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L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6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6</text:p>
          </table:table-cell>
          <table:table-cell table:number-columns-repeated="1001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6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D7</text:p>
          </table:table-cell>
          <table:table-cell table:number-columns-repeated="1001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WR0/N 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office:value-type="string" calcext:value-type="string">
            <text:p>G11</text:p>
          </table:table-cell>
          <table:table-cell office:value-type="string" calcext:value-type="string">
            <text:p>J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O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7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ANDW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7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R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8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3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NRX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RX1</text:p>
          </table:table-cell>
          <table:table-cell table:number-columns-repeated="1002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AI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office:value-type="string" calcext:value-type="string">
            <text:p>CANTX1</text:p>
          </table:table-cell>
          <table:table-cell table:number-columns-repeated="1002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2</text:p>
            <text:p>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SDCS</text:p>
          </table:table-cell>
          <table:table-cell table:number-columns-repeated="1001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1/NAN DA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2/NAN DCLE</text:p>
          </table:table-cell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 table:number-columns-repeated="1003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0/NBS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NBS0</text:p>
          </table:table-cell>
          <table:table-cell table:number-columns-repeated="1001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2</text:p>
          </table:table-cell>
          <table:table-cell table:number-columns-repeated="1001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3</text:p>
          </table:table-cell>
          <table:table-cell table:number-columns-repeated="1001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4</text:p>
          </table:table-cell>
          <table:table-cell table:number-columns-repeated="1001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3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5</text:p>
          </table:table-cell>
          <table:table-cell table:number-columns-repeated="1001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SP 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6</text:p>
          </table:table-cell>
          <table:table-cell table:number-columns-repeated="1001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7</text:p>
          </table:table-cell>
          <table:table-cell table:number-columns-repeated="1001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7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IS O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8</text:p>
          </table:table-cell>
          <table:table-cell table:number-columns-repeated="1001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8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MO SI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9</text:p>
          </table:table-cell>
          <table:table-cell table:number-columns-repeated="1001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office:value-type="string" calcext:value-type="string">
            <text:p>L12</text:p>
          </table:table-cell>
          <table:table-cell office:value-type="string" calcext:value-type="string">
            <text:p>L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0</text:p>
          </table:table-cell>
          <table:table-cell table:number-columns-repeated="1001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2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1</text:p>
          </table:table-cell>
          <table:table-cell table:number-columns-repeated="1001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5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2</text:p>
          </table:table-cell>
          <table:table-cell table:number-columns-repeated="1001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C3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6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CLK5</text:p>
          </table:table-cell>
          <table:table-cell office:value-type="string" calcext:value-type="string">
            <text:p>I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A13</text:p>
          </table:table-cell>
          <table:table-cell table:number-columns-repeated="100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AC1(1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GTXCK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C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TR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1_NP CS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DSR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number-columns-repeated="2" office:value-type="string" calcext:value-type="string">
            <text:p>B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1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D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C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TR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SR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ER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1_ PWMH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RACED 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C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WMC0_ PWMFI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TRACEC L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MD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WMC0_ PWMFI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FE1_AD TRG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ML B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RS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LBSIG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IO, I, PD, ST</text:p>
          </table:table-cell>
          <table:table-cell table:number-columns-repeated="1006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office:value-type="string" calcext:value-type="string">
            <text:p>G10</text:p>
          </table:table-cell>
          <table:table-cell office:value-type="string" calcext:value-type="string">
            <text:p>G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ANTX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office:value-type="string" calcext:value-type="string">
            <text:p>G9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COL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A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office:value-type="string" calcext:value-type="string">
            <text:p>H10</text:p>
          </table:table-cell>
          <table:table-cell office:value-type="string" calcext:value-type="string">
            <text:p>J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RXCK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E</text:p>
          </table:table-cell>
          <table:table-cell table:number-columns-repeated="1001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NWR1/N BS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NBS1</text:p>
          </table:table-cell>
          <table:table-cell table:number-columns-repeated="100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office:value-type="string" calcext:value-type="string">
            <text:p>K1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X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RAS</text:p>
          </table:table-cell>
          <table:table-cell table:number-columns-repeated="1001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office:value-type="string" calcext:value-type="string">
            <text:p>L11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GTXE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CK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CAS</text:p>
          </table:table-cell>
          <table:table-cell table:number-columns-repeated="1001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office:value-type="string" calcext:value-type="string">
            <text:p>M10</text:p>
          </table:table-cell>
          <table:table-cell office:value-type="string" calcext:value-type="string">
            <text:p>M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8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1/SD C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TS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RXD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office:value-type="string" calcext:value-type="string">
            <text:p>M9</text:p>
          </table:table-cell>
          <table:table-cell office:value-type="string" calcext:value-type="string">
            <text:p>L1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19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N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TS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number-columns-repeated="2" office:value-type="string" calcext:value-type="string">
            <text:p>K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0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IS 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GTSUCO MP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L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MO SI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M8</text:p>
          </table:table-cell>
          <table:table-cell office:value-type="string" calcext:value-type="string">
            <text:p>N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SP C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IO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SI_D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N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CL K</text:p>
          </table:table-cell>
          <table:table-cell office:value-type="string" calcext:value-type="string">
            <text:p>PD23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H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SDCK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CK</text:p>
          </table:table-cell>
          <table:table-cell table:number-columns-repeated="100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4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H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5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RXD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SI_VSYN 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D26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TXD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M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7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WMC0_ PWML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I0_NP CS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TWD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office:value-type="string" calcext:value-type="string">
            <text:p>K10</text:p>
          </table:table-cell>
          <table:table-cell office:value-type="string" calcext:value-type="string">
            <text:p>M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WKUP5(1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RXD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W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29</text:p>
          </table:table-cell>
          <table:table-cell office:value-type="string" calcext:value-type="string">
            <text:p>I/O</text:p>
          </table:table-cell>
          <table:table-cell table:number-columns-repeated="6" office:value-type="string" calcext:value-type="string">
            <text:p>–</text:p>
          </table:table-cell>
          <table:table-cell office:value-type="string" calcext:value-type="string">
            <text:p>SDWE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SDWE</text:p>
          </table:table-cell>
          <table:table-cell table:number-columns-repeated="1001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ISI_D1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D3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QIO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UTXD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CK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SI_D1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PIO, I, PU, ST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C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1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W S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8</text:p>
          </table:table-cell>
          <table:table-cell table:number-columns-repeated="100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I2SC1_D O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9</text:p>
          </table:table-cell>
          <table:table-cell table:number-columns-repeated="100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SC1_D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0</text:p>
          </table:table-cell>
          <table:table-cell table:number-columns-repeated="100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1_AD10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A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1</text:p>
          </table:table-cell>
          <table:table-cell table:number-columns-repeated="1001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4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IOB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2</text:p>
          </table:table-cell>
          <table:table-cell table:number-columns-repeated="1001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GPIO_AD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FE0_AD3(5)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TCLK10</text:p>
          </table:table-cell>
          <table:table-cell office:value-type="string" calcext:value-type="string">
            <text:p>I/O</text:p>
          </table:table-cell>
          <table:table-cell table:number-columns-repeated="4" office:value-type="string" calcext:value-type="string">
            <text:p>–</text:p>
          </table:table-cell>
          <table:table-cell office:value-type="string" calcext:value-type="string">
            <text:p>PIO, I, PU, ST</text:p>
          </table:table-cell>
          <table:table-cell table:number-columns-repeated="4"/>
          <table:table-cell office:value-type="string" calcext:value-type="string">
            <text:p>D13</text:p>
          </table:table-cell>
          <table:table-cell table:number-columns-repeated="100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VDDOU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OUT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2" office:value-type="string" calcext:value-type="string">
            <text:p>C1</text:p>
          </table:table-cell>
          <table:table-cell office:value-type="string" calcext:value-type="string">
            <text:p>VDDI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N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N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REFP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office:value-type="string" calcext:value-type="string">
            <text:p>H12</text:p>
          </table:table-cell>
          <table:table-cell office:value-type="string" calcext:value-type="string">
            <text:p>K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RST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U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office:value-type="string" calcext:value-type="string">
            <text:p>H11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ST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30,43,72,80,96</text:p>
          </table:table-cell>
          <table:table-cell office:value-type="string" calcext:value-type="string">
            <text:p>G8,H6,H7</text:p>
          </table:table-cell>
          <table:table-cell office:value-type="string" calcext:value-type="string">
            <text:p>D6,F10,K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IO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JTAGSEL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–</text:p>
          </table:table-cell>
          <table:table-cell office:value-type="string" calcext:value-type="string">
            <text:p>I, PD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29,33,50,81,107</text:p>
          </table:table-cell>
          <table:table-cell office:value-type="string" calcext:value-type="string">
            <text:p>E8,H5,H8</text:p>
          </table:table-cell>
          <table:table-cell office:value-type="string" calcext:value-type="string">
            <text:p>D5, G10, K5</text:p>
          </table:table-cell>
          <table:table-cell office:value-type="string" calcext:value-type="string">
            <text:p>VDDCOR 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COR E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VDDPLL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M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VDDUTMI I</text:p>
          </table:table-cell>
          <table:table-cell office:value-type="string" calcext:value-type="string">
            <text:p>USBHS</text:p>
          </table:table-cell>
          <table:table-cell office:value-type="string" calcext:value-type="string">
            <text:p>HSDP</text:p>
          </table:table-cell>
          <table:table-cell office:value-type="string" calcext:value-type="string">
            <text:p>I/O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44,61,95,115,135,138</text:p>
          </table:table-cell>
          <table:table-cell office:value-type="string" calcext:value-type="string">
            <text:p>F5, F6, G4, G5, G6, G7</text:p>
          </table:table-cell>
          <table:table-cell office:value-type="string" calcext:value-type="string">
            <text:p>C5, D3, D10, H10, K4, K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GNDANA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ANA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GNDUTM I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UTM I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GNDPLL USB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GNDPL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GNDPLL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VDDUTMI 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UTMI C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–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I</text:p>
          </table:table-cell>
          <table:table-cell table:number-columns-repeated="11" office:value-type="string" calcext:value-type="string">
            <text:p>–</text:p>
          </table:table-cell>
          <table:table-cell table:number-columns-repeated="1006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VDDPLL USB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VDDPLL USB</text:p>
          </table:table-cell>
          <table:table-cell table:number-columns-repeated="12" office:value-type="string" calcext:value-type="string">
            <text:p>–</text:p>
          </table:table-cell>
          <table:table-cell table:number-columns-repeated="100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S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23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7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office:value-type="string">
            <text:p>CAN</text:p>
          </table:table-cell>
          <table:table-cell office:value-type="string">
            <text:p>Analog</text:p>
          </table:table-cell>
          <table:table-cell office:value-type="string">
            <text:p>GPIO</text:p>
          </table:table-cell>
          <table:table-cell office:value-type="string">
            <text:p>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0"/>
          <table:table-cell office:value-type="string">
            <text:p>+V_BAT_INT_VMON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1"/>
          <table:table-cell office:value-type="string">
            <text:p>+3.5V_INT_VMON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2"/>
          <table:table-cell office:value-type="string">
            <text:p>+V_BAT_VMON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2"/>
          <table:table-cell office:value-type="string">
            <text:p>+3.5V_VMON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2"/>
          <table:table-cell office:value-type="string">
            <text:p>+5V_INT_VMON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2"/>
          <table:table-cell office:value-type="string">
            <text:p>+5V_VMON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2"/>
          <table:table-cell office:value-type="string">
            <text:p>+3.5V_IMON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2"/>
          <table:table-cell office:value-type="string">
            <text:p>+5V_IMON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2"/>
          <table:table-cell office:value-type="string">
            <text:p>+V_BAT_IMON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2"/>
          <table:table-cell office:value-type="string">
            <text:p>+3.3V_INT_VMON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3"/>
          <table:table-cell office:value-type="string">
            <text:p>PGOOD_+3.5V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3"/>
          <table:table-cell office:value-type="string">
            <text:p>PGOOD_+5V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P_GOOD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DETECT_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/>
          <table:table-cell office:value-type="string">
            <text:p>CANTX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/>
          <table:table-cell office:value-type="string">
            <text:p>CANR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_STBY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</table:table>
      <table:table table:name="Sheet3" table:style-name="ta1" table:print="false">
        <office:forms form:automatic-focus="false" form:apply-design-mode="false"/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office:value-type="string">
            <text:p>Pin(1)</text:p>
          </table:table-cell>
          <table:table-cell/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</table:table-row>
        <table:table-row table:style-name="ro1">
          <table:table-cell office:value-type="string">
            <text:p>SAM C21E</text:p>
          </table:table-cell>
          <table:table-cell office:value-type="string">
            <text:p>SAM C21G</text:p>
          </table:table-cell>
          <table:table-cell office:value-type="string">
            <text:p>SAM C21J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</table:table-row>
        <table:table-row table:style-name="ro1">
          <table:table-cell table:number-columns-repeated="3"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/>
        </table:table-row>
        <table:table-row table:style-name="ro1">
          <table:table-cell table:number-columns-repeated="3"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/>
        </table:table-row>
        <table:table-row table:style-name="ro1">
          <table:table-cell table:number-columns-repeated="3"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string">
            <text:p>PB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table:number-columns-repeated="2"/>
          <table:table-cell office:value-type="string">
            <text:p>AIN[6]</text:p>
          </table:table-cell>
          <table:table-cell/>
          <table:table-cell office:value-type="string">
            <text:p>Y[10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string">
            <text:p>PB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 table:number-columns-repeated="2"/>
          <table:table-cell office:value-type="string">
            <text:p>AIN[7]</text:p>
          </table:table-cell>
          <table:table-cell office:value-type="string">
            <text:p>AIN[6]</text:p>
          </table:table-cell>
          <table:table-cell office:value-type="string">
            <text:p>Y[11]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string">
            <text:p>PB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 table:number-columns-repeated="2"/>
          <table:table-cell office:value-type="string">
            <text:p>AIN[8]</text:p>
          </table:table-cell>
          <table:table-cell office:value-type="string">
            <text:p>AIN[7]</text:p>
          </table:table-cell>
          <table:table-cell office:value-type="string">
            <text:p>Y[12]</text:p>
          </table:table-cell>
          <table:table-cell/>
          <table:table-cell office:value-type="string">
            <text:p>INN[2]</text:p>
          </table:table-cell>
          <table:table-cell table:number-columns-repeated="6"/>
          <table:table-cell office:value-type="string">
            <text:p>CCL2/ IN[6]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string">
            <text:p>PB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 table:number-columns-repeated="2"/>
          <table:table-cell office:value-type="string">
            <text:p>AIN[9]</text:p>
          </table:table-cell>
          <table:table-cell/>
          <table:table-cell office:value-type="string">
            <text:p>Y[13]</text:p>
          </table:table-cell>
          <table:table-cell/>
          <table:table-cell office:value-type="string">
            <text:p>INP[2]</text:p>
          </table:table-cell>
          <table:table-cell table:number-columns-repeated="6"/>
          <table:table-cell office:value-type="string">
            <text:p>CCL2/ IN[7]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string">
            <text:p>PB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4"/>
          <table:table-cell office:value-type="string">
            <text:p>X[12]/Y[28]</text:p>
          </table:table-cell>
          <table:table-cell table:number-columns-repeated="2"/>
          <table:table-cell office:value-type="string">
            <text:p>SERCOM4/ PAD[0]</text:p>
          </table:table-cell>
          <table:table-cell/>
          <table:table-cell office:value-type="string">
            <text:p>TC0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6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string">
            <text:p>PB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4"/>
          <table:table-cell office:value-type="string">
            <text:p>X[13]/Y[29]</text:p>
          </table:table-cell>
          <table:table-cell table:number-columns-repeated="2"/>
          <table:table-cell office:value-type="string">
            <text:p>SERCOM4/ PAD[1]</text:p>
          </table:table-cell>
          <table:table-cell/>
          <table:table-cell office:value-type="string">
            <text:p>TC0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7]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string">
            <text:p>PB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4"/>
          <table:table-cell office:value-type="string">
            <text:p>X[14]/Y[30]</text:p>
          </table:table-cell>
          <table:table-cell table:number-columns-repeated="2"/>
          <table:table-cell office:value-type="string">
            <text:p>SERCOM4/ PAD[2]</text:p>
          </table:table-cell>
          <table:table-cell/>
          <table:table-cell office:value-type="string">
            <text:p>TC1/WO[0]</text:p>
          </table:table-cell>
          <table:table-cell/>
          <table:table-cell office:value-type="string">
            <text:p>CAN1/TX</text:p>
          </table:table-cell>
          <table:table-cell office:value-type="string">
            <text:p>GCLK_IO[0]</text:p>
          </table:table-cell>
          <table:table-cell office:value-type="string">
            <text:p>CCL3/ IN[9]</text:p>
          </table:table-cell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string">
            <text:p>PB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4"/>
          <table:table-cell office:value-type="string">
            <text:p>X[15]/Y[31]</text:p>
          </table:table-cell>
          <table:table-cell table:number-columns-repeated="2"/>
          <table:table-cell office:value-type="string">
            <text:p>SERCOM4/ PAD[3]</text:p>
          </table:table-cell>
          <table:table-cell/>
          <table:table-cell office:value-type="string">
            <text:p>TC1/WO[1]</text:p>
          </table:table-cell>
          <table:table-cell/>
          <table:table-cell office:value-type="string">
            <text:p>CAN1/RX</text:p>
          </table:table-cell>
          <table:table-cell office:value-type="string">
            <text:p>GCLK_IO[1]</text:p>
          </table:table-cell>
          <table:table-cell office:value-type="string">
            <text:p>CCL3/ IN[10]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string">
            <text:p>PB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7"/>
          <table:table-cell office:value-type="string">
            <text:p>SERCOM5/ PAD[0]</text:p>
          </table:table-cell>
          <table:table-cell/>
          <table:table-cell office:value-type="string">
            <text:p>TC2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2]</text:p>
          </table:table-cell>
          <table:table-cell office:value-type="string">
            <text:p>CCL3/ IN[11]</text:p>
          </table:table-cell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string">
            <text:p>PB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7"/>
          <table:table-cell office:value-type="string">
            <text:p>SERCOM5/ PAD[1]</text:p>
          </table:table-cell>
          <table:table-cell/>
          <table:table-cell office:value-type="string">
            <text:p>TC2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3]</text:p>
          </table:table-cell>
          <table:table-cell office:value-type="string">
            <text:p>CCL3/ OUT[3]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6">
            <text:p>46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string">
            <text:p>PB30</text:p>
          </table:table-cell>
          <table:table-cell office:value-type="string">
            <text:p>VDDIN</text:p>
          </table:table-cell>
          <table:table-cell office:value-type="string">
            <text:p>EXTINT[14]</text:p>
          </table:table-cell>
          <table:table-cell table:number-columns-repeated="8"/>
          <table:table-cell office:value-type="string">
            <text:p>SERCOM5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/>
          <table:table-cell office:value-type="string">
            <text:p>AC/CMP[2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string">
            <text:p>PB31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8"/>
          <table:table-cell office:value-type="string">
            <text:p>SERCOM5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/>
          <table:table-cell office:value-type="string">
            <text:p>AC/CMP[3]</text:p>
          </table:table-cell>
          <table:table-cell/>
        </table:table-row>
        <table:table-row table:style-name="ro1">
          <table:table-cell table:number-columns-repeated="2"/>
          <table:table-cell office:value-type="float" office:value="61">
            <text:p>61</text:p>
          </table:table-cell>
          <table:table-cell office:value-type="string">
            <text:p>PB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2"/>
          <table:table-cell office:value-type="string">
            <text:p>AIN[0]</text:p>
          </table:table-cell>
          <table:table-cell/>
          <table:table-cell office:value-type="string">
            <text:p>Y[6]</text:p>
          </table:table-cell>
          <table:table-cell table:number-columns-repeated="3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 table:number-columns-repeated="3"/>
          <table:table-cell office:value-type="string">
            <text:p>CCL0/ IN[1]</text:p>
          </table:table-cell>
        </table:table-row>
        <table:table-row table:style-name="ro1">
          <table:table-cell table:number-columns-repeated="2"/>
          <table:table-cell office:value-type="float" office:value="62">
            <text:p>62</text:p>
          </table:table-cell>
          <table:table-cell office:value-type="string">
            <text:p>PB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2"/>
          <table:table-cell office:value-type="string">
            <text:p>AIN[1]</text:p>
          </table:table-cell>
          <table:table-cell/>
          <table:table-cell office:value-type="string">
            <text:p>Y[7]</text:p>
          </table:table-cell>
          <table:table-cell table:number-columns-repeated="3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 table:number-columns-repeated="3"/>
          <table:table-cell office:value-type="string">
            <text:p>CCL0/ IN[2]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63">
            <text:p>63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9">02/09/2020</text:date>, <text:time>22:2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OpenOffice/4.1.7$Win32 OpenOffice.org_project/417m1$Build-9800</meta:generator>
    <dc:date>2020-02-09T22:25:52.48</dc:date>
    <meta:editing-duration>PT1H57M43S</meta:editing-duration>
    <meta:editing-cycles>16</meta:editing-cycles>
    <dc:creator>Giselle Koo</dc:creator>
    <meta:document-statistic meta:table-count="3" meta:cell-count="3516" meta:object-count="0"/>
  </office:meta>
</office:document-meta>
</file>